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Droid Sans Devanagari1" svg:font-family="'Droid Sans Devanagari'" style:font-family-generic="swiss"/>
    <style:font-face style:name="Victor Mono" svg:font-family="'Victor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b6513"/>
    </style:style>
    <style:style style:name="T1" style:family="text">
      <style:text-properties style:font-name="Victor Mono"/>
    </style:style>
    <style:style style:name="T2" style:family="text">
      <style:text-properties style:font-name="Victor Mono" fo:font-size="11pt" style:font-size-asian="11pt" style:font-size-complex="11pt"/>
    </style:style>
    <style:style style:name="T3" style:family="text">
      <style:text-properties style:font-name="Victor Mono" fo:font-size="11pt" officeooo:rsid="000c4c3f" style:font-size-asian="11pt" style:font-size-complex="11pt"/>
    </style:style>
    <style:style style:name="T4" style:family="text">
      <style:text-properties style:font-name="Victor Mono" fo:font-size="11pt" fo:font-weight="normal" style:font-size-asian="11pt" style:font-weight-asian="normal" style:font-size-complex="11pt" style:font-weight-complex="normal"/>
    </style:style>
    <style:style style:name="T5" style:family="text">
      <style:text-properties style:font-name="Victor Mono" fo:font-size="11pt" fo:font-weight="normal" officeooo:rsid="000b6513" style:font-size-asian="11pt" style:font-weight-asian="normal" style:font-size-complex="11pt" style:font-weight-complex="normal"/>
    </style:style>
    <style:style style:name="T6" style:family="text">
      <style:text-properties style:font-name="Victor Mono" fo:font-size="11pt" fo:font-weight="normal" officeooo:rsid="000bb499" style:font-size-asian="11pt" style:font-weight-asian="normal" style:font-size-complex="11pt" style:font-weight-complex="normal"/>
    </style:style>
    <style:style style:name="T7" style:family="text">
      <style:text-properties style:font-name="Victor Mono" fo:font-size="11pt" fo:font-weight="normal" officeooo:rsid="000c4c3f" style:font-size-asian="11pt" style:font-weight-asian="normal" style:font-size-complex="11pt" style:font-weight-complex="normal"/>
    </style:style>
    <style:style style:name="T8" style:family="text">
      <style:text-properties style:font-name="Victor Mono"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Victor Mono" fo:font-size="11pt" fo:font-style="normal" fo:font-weight="normal" officeooo:rsid="000c4c3f" style:font-size-asian="11pt" style:font-style-asian="normal" style:font-weight-asian="normal" style:font-size-complex="11pt" style:font-style-complex="normal" style:font-weight-complex="normal"/>
    </style:style>
    <style:style style:name="T10" style:family="text">
      <style:text-properties style:font-name="Victor Mono"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font-name="Victor Mono" fo:font-size="11pt" fo:font-style="normal" fo:font-weight="bold" officeooo:rsid="000c4c3f" style:font-size-asian="11pt" style:font-style-asian="normal" style:font-weight-asian="bold" style:font-size-complex="11pt" style:font-style-complex="normal" style:font-weight-complex="bold"/>
    </style:style>
    <style:style style:name="T12" style:family="text">
      <style:text-properties style:font-name="Victor Mono" fo:font-size="11pt" fo:font-style="normal" style:font-size-asian="11pt" style:font-style-asian="normal" style:font-size-complex="11pt" style:font-style-complex="normal"/>
    </style:style>
    <style:style style:name="T13" style:family="text">
      <style:text-properties style:font-name="Victor Mono" fo:font-size="11pt" fo:font-style="normal" officeooo:rsid="000c4c3f" style:font-size-asian="11pt" style:font-style-asian="normal" style:font-size-complex="11pt" style:font-style-complex="normal"/>
    </style:style>
    <style:style style:name="T14" style:family="text">
      <style:text-properties style:font-name="Victor Mono" fo:font-size="11pt" fo:font-weight="bold" officeooo:rsid="000c4c3f" style:font-size-asian="11pt" style:font-weight-asian="bold" style:font-size-complex="11pt" style:font-weight-complex="bold"/>
    </style:style>
    <style:style style:name="T15" style:family="text">
      <style:text-properties style:font-name="Victor Mono" fo:font-size="11pt" fo:font-style="italic" fo:font-weight="normal" officeooo:rsid="000c4c3f" style:font-size-asian="11pt" style:font-style-asian="italic" style:font-weight-asian="normal" style:font-size-complex="11pt" style:font-style-complex="italic" style:font-weight-complex="normal"/>
    </style:style>
    <style:style style:name="T16" style:family="text">
      <style:text-properties style:font-name="Victor Mono" fo:font-size="11pt" fo:font-style="italic" style:font-size-asian="11pt" style:font-style-asian="italic" style:font-size-complex="11pt" style:font-style-complex="italic"/>
    </style:style>
    <style:style style:name="T17" style:family="text">
      <style:text-properties style:font-name="Victor Mono" fo:font-style="normal" fo:font-weight="normal" officeooo:rsid="000c4c3f" style:font-style-asian="normal" style:font-weight-asian="normal" style:font-style-complex="normal" style:font-weight-complex="normal"/>
    </style:style>
    <style:style style:name="T18" style:family="text">
      <style:text-properties fo:font-size="11pt" fo:font-style="normal" fo:font-weight="normal" officeooo:rsid="000c4c3f" style:font-size-asian="11pt" style:font-style-asian="normal" style:font-weight-asian="normal" style:font-size-complex="11pt" style:font-style-complex="normal" style:font-weight-complex="normal"/>
    </style:style>
    <style:style style:name="T1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Job applications are sometimes screened by software that makes decisions about a candidate’s suitability based on keywords in the applications. For example, when a help wanted ad lists “management experience,” the presence of those exact words might determine which résumés are chosen for further scrutiny. Is such screening fair to applicants?</text:span></text:p>
      <text:p text:style-name="Standard"><text:span text:style-name="Strong_20_Emphasis"/></text:p>
      <text:p text:style-name="Text_20_body"><text:span text:style-name="Strong_20_Emphasis"><text:span text:style-name="T4">“leveraged high-performance-scale data-science-aware proxy component”</text:span></text:span></text:p>
      <text:p text:style-name="Text_20_body"><text:span text:style-name="Strong_20_Emphasis"><text:span text:style-name="T4">“planet-scale GPU-driven service-scale template pipelining control”</text:span></text:span></text:p>
      <text:p text:style-name="Text_20_body"><text:span text:style-name="Strong_20_Emphasis"><text:span text:style-name="T4">“mobile-first template software data-science session interface”</text:span></text:span></text:p>
      <text:p text:style-name="P1"><text:span text:style-name="Strong_20_Emphasis"><text:span text:style-name="T5">If the above credentials seem impressive to you, think again. These are </text:span></text:span><text:span text:style-name="Strong_20_Emphasis"><text:span text:style-name="T6">lines of complete nonsense generated by an application called “bullshit” you can likely find in any linux repository. The point of “bullshit” is to generate keywords that application screening software (and clueless job recruiters) look for to find “qualified” employees. The examples above may seem obviously fake to a human being, but it makes it rather apparent how flawed a keyword-focused screening algorithm can potentially be. This method of applicant screening can, and does, lead to a lot of wasted time and resources. How many potentially unqualified applicants are going to be given the time for an interview because they embelished or even lied? And how many potentially qualified applicants will go overlooked because of a missed word or two? I believe this is actually a very serious flaw in application screening currently plaguing our industry and unfortunately it doesn’t seem to be improving much. </text:span></text:span><text:span text:style-name="Strong_20_Emphasis"><text:span text:style-name="T7">And as a result, developers are having to get creative. I’ll include a link to the github below to a FOSS python project that, as the author describes, “automatically searchs Glassdoor for job listings, aggregates every application URL, and applies to each job using pre-populated data</text:span></text:span><text:span text:style-name="Strong_20_Emphasis"><text:span text:style-name="T9">. </text:span></text:span><text:span text:style-name="Emphasis"><text:span text:style-name="Strong_20_Emphasis"><text:span text:style-name="T9">All with one click!” </text:span></text:span></text:span></text:p>
      <text:p text:style-name="P1"><text:span text:style-name="Strong_20_Emphasis"><text:span text:style-name="T9"/></text:span></text:p>
      <text:p text:style-name="P1"><text:span text:style-name="Strong_20_Emphasis"><text:span text:style-name="T8">https://github.com/harshibar/common-intern</text:span></text:span><text:span text:style-name="Strong_20_Emphasis"><text:span text:style-name="T8">/</text:span></text:span></text:p>
      <text:p text:style-name="P1"><text:span text:style-name="Strong_20_Emphasis"><text:span text:style-name="T9">https://aur.archlinux.org/packages/bullshi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Droid Sans Devanagari1" svg:font-family="'Droid Sans Devanagari'" style:font-family-generic="swiss"/>
    <style:font-face style:name="Victor Mono" svg:font-family="'Victor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4T16:58:49.063748554</meta:creation-date>
    <dc:date>2020-06-04T18:17:25.790645774</dc:date>
    <meta:editing-duration>PT6M16S</meta:editing-duration>
    <meta:editing-cycles>1</meta:editing-cycles>
    <meta:document-statistic meta:table-count="0" meta:image-count="0" meta:object-count="0" meta:page-count="1" meta:paragraph-count="7" meta:word-count="277" meta:character-count="1926" meta:non-whitespace-character-count="1655"/>
    <meta:generator>LibreOffice/6.4.4.2$Linux_X86_64 LibreOffice_project/40$Build-2</meta:generator>
  </office:meta>
</office:document-meta>
</file>